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6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3cm" fo:min-width="1.413cm"/>
      <style:paragraph-properties style:writing-mode="lr-tb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304cm" fo:min-width="0.26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995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993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57cm" fo:min-width="3.632cm"/>
    </style:style>
    <style:style style:name="gr12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8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41cm" fo:min-width="0cm"/>
    </style:style>
    <style:style style:name="gr16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29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22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977cm" svg:y1="7.261cm" svg:x2="7.702cm" svg:y2="8.76cm" draw:start-shape="id1" draw:start-glue-point="10" draw:end-shape="id2" draw:end-glue-point="0" svg:d="M2977 7261h4725v1499" svg:viewBox="0 0 4726 1500">
          <text:p/>
        </draw:connector>
        <draw:connector draw:style-name="gr1" draw:text-style-name="P1" draw:layer="layout" svg:x1="7.702cm" svg:y1="20.898cm" svg:x2="2.977cm" svg:y2="22.421cm" draw:start-shape="id2" draw:start-glue-point="2" draw:end-shape="id3" draw:end-glue-point="10" svg:d="M7702 20898v1523h-4725" svg:viewBox="0 0 4726 1524">
          <text:p/>
        </draw:connector>
        <draw:g xml:id="id2" draw:id="id2">
          <draw:path draw:style-name="gr2" draw:text-style-name="P2" draw:layer="layout" svg:width="1.182cm" svg:height="0.86cm" draw:transform="skewX (0.184306769010601) rotate (-2.88380752307023) translate (8.82962771995182cm 13.7001540605791cm)" svg:viewBox="0 0 1183 861" svg:d="M1183 0c-1099-2-1183 861-1183 861">
            <text:p/>
          </draw:path>
          <draw:path draw:style-name="gr2" draw:text-style-name="P2" draw:layer="layout" svg:width="1.188cm" svg:height="0.86cm" draw:transform="skewX (-0.17837264955382) rotate (-0.257610597594364) translate (7.68504809924127cm 11.802473869623cm)" svg:viewBox="0 0 1189 861" svg:d="M0 0c1100-1 1189 861 1189 861">
            <text:p/>
          </draw:path>
          <draw:path draw:style-name="gr2" draw:text-style-name="P2" draw:layer="layout" svg:width="1.151cm" svg:height="0.346cm" draw:transform="skewX (0.0884881930761125) rotate (3.03844369479693) translate (7.68643027262056cm 13.9710862931541cm)" svg:viewBox="0 0 1152 347" svg:d="M0 0c1069-1 1152 347 1152 347">
            <text:p/>
          </draw:path>
          <draw:path draw:style-name="gr2" draw:text-style-name="P2" draw:layer="layout" svg:width="1.157cm" svg:height="0.516cm" draw:transform="skewX (0.0289724655831059) rotate (0.154287105876299) translate (6.58016728143592cm 13.0699876003712cm)" svg:viewBox="0 0 1158 517" svg:d="M1158 0c-1075-3-1158 517-1158 517">
            <text:p/>
          </draw:path>
          <draw:path draw:style-name="gr2" draw:text-style-name="P2" draw:layer="layout" svg:width="1.188cm" svg:height="0.847cm" draw:transform="skewX (-0.189368223841385) rotate (-0.267035375555133) translate (7.71825842289795cm 12.8892017989258cm)" svg:viewBox="0 0 1189 848" svg:d="M0 0c1103-13 1189 848 1189 848">
            <text:p/>
          </draw:path>
          <draw:path draw:style-name="gr2" draw:text-style-name="P2" draw:layer="layout" svg:width="1.181cm" svg:height="0.86cm" draw:transform="skewX (0.185877565337396) rotate (-2.88398205599543) translate (8.86133770261474cm 14.9546431865091cm)" svg:viewBox="0 0 1182 861" svg:d="M1182 0c-1099-1-1182 861-1182 861">
            <text:p/>
          </draw:path>
          <draw:path draw:style-name="gr2" draw:text-style-name="P2" draw:layer="layout" svg:width="1.15cm" svg:height="0.346cm" draw:transform="skewX (0.0865683308989187) rotate (3.03844369479693) translate (7.69196324503992cm 15.2558046997689cm)" svg:viewBox="0 0 1151 347" svg:d="M0 0c1069-1 1151 347 1151 347">
            <text:p/>
          </draw:path>
          <draw:path draw:style-name="gr2" draw:text-style-name="P2" draw:layer="layout" svg:width="1.157cm" svg:height="0.516cm" draw:transform="skewX (0.0289724655831059) rotate (0.154287105876299) translate (6.58016728143592cm 14.3572742053571cm)" svg:viewBox="0 0 1158 517" svg:d="M1158 0c-1075-3-1158 517-1158 517">
            <text:p/>
          </draw:path>
          <draw:path draw:style-name="gr2" draw:text-style-name="P2" draw:layer="layout" svg:width="1.186cm" svg:height="0.848cm" draw:transform="skewX (-0.19076448724298) rotate (-0.266162710929136) translate (7.71825647821832cm 14.1765090308905cm)" svg:viewBox="0 0 1187 849" svg:d="M0 0c1102-13 1187 849 1187 849">
            <text:p/>
          </draw:path>
          <draw:path draw:style-name="gr2" draw:text-style-name="P2" draw:layer="layout" svg:width="1.182cm" svg:height="0.859cm" draw:transform="skewX (0.185004900711399) rotate (-2.88345845721983) translate (8.82929621699826cm 16.2718199470726cm)" svg:viewBox="0 0 1183 860" svg:d="M1183 0c-1099-2-1183 860-1183 860">
            <text:p/>
          </draw:path>
          <draw:path draw:style-name="gr2" draw:text-style-name="P2" draw:layer="layout" svg:width="1.15cm" svg:height="0.347cm" draw:transform="skewX (0.084648468721725) rotate (3.03966542527332) translate (7.69196402908246cm 16.5430872194776cm)" svg:viewBox="0 0 1151 348" svg:d="M0 0c1069 0 1151 348 1151 348">
            <text:p/>
          </draw:path>
          <draw:path draw:style-name="gr2" draw:text-style-name="P2" draw:layer="layout" svg:width="1.158cm" svg:height="0.516cm" draw:transform="skewX (0.0275762021815104) rotate (0.154287105876299) translate (6.57945319675688cm 15.6421024326784cm)" svg:viewBox="0 0 1159 517" svg:d="M1159 0c-1075-3-1159 517-1159 517">
            <text:p/>
          </draw:path>
          <draw:path draw:style-name="gr2" draw:text-style-name="P2" draw:layer="layout" svg:width="1.186cm" svg:height="0.848cm" draw:transform="skewX (-0.19076448724298) rotate (-0.266162710929136) translate (7.71825647653011cm 15.461226201055cm)" svg:viewBox="0 0 1187 849" svg:d="M0 0c1102-13 1187 849 1187 849">
            <text:p/>
          </draw:path>
          <draw:path draw:style-name="gr2" draw:text-style-name="P2" draw:layer="layout" svg:width="1.182cm" svg:height="0.858cm" draw:transform="skewX (0.18762289458939) rotate (-2.88223672674344) translate (8.86118752086805cm 17.4628971239498cm)" svg:viewBox="0 0 1183 859" svg:d="M1183 0c-1101-3-1183 859-1183 859">
            <text:p/>
          </draw:path>
          <draw:line draw:style-name="gr2" draw:text-style-name="P2" draw:layer="layout" svg:x1="7.68cm" svg:y1="11.902cm" svg:x2="7.702cm" svg:y2="8.76cm">
            <text:p/>
          </draw:line>
          <draw:line draw:style-name="gr2" draw:text-style-name="P2" draw:layer="layout" svg:x1="7.7cm" svg:y1="20.898cm" svg:x2="7.722cm" svg:y2="17.756cm">
            <text:p/>
          </draw:line>
        </draw:g>
        <draw:g xml:id="id4" draw:id="id4">
          <draw:path draw:style-name="gr2" draw:text-style-name="P2" draw:layer="layout" svg:width="1.185cm" svg:height="0.86cm" draw:transform="skewX (-0.183259571459405) rotate (2.88310939136943) translate (12.8812450385035cm 14.0712208961811cm)" svg:viewBox="0 0 1186 861" svg:d="M0 0c1099-3 1186 861 1186 861">
            <text:p/>
          </draw:path>
          <draw:path draw:style-name="gr2" draw:text-style-name="P2" draw:layer="layout" svg:width="1.19cm" svg:height="0.86cm" draw:transform="skewX (0.176801853227026) rotate (0.258134196369961) translate (11.7299182745166cm 12.1759058047842cm)" svg:viewBox="0 0 1191 861" svg:d="M1191 0c-1101-2-1191 861-1191 861">
            <text:p/>
          </draw:path>
          <draw:path draw:style-name="gr2" draw:text-style-name="P2" draw:layer="layout" svg:width="1.152cm" svg:height="0.346cm" draw:transform="skewX (-0.0865683308989187) rotate (-3.03861822772213) translate (14.0261089901917cm 13.9220383834858cm)" svg:viewBox="0 0 1153 347" svg:d="M1153 0c-1070-1-1153 347-1153 347">
            <text:p/>
          </draw:path>
          <draw:path draw:style-name="gr2" draw:text-style-name="P2" draw:layer="layout" svg:width="1.159cm" svg:height="0.517cm" draw:transform="skewX (-0.027401669256311) rotate (-0.153065375399903) translate (12.841477743997cm 12.9613028600281cm)" svg:viewBox="0 0 1160 518" svg:d="M0 0c1076-2 1160 518 1160 518">
            <text:p/>
          </draw:path>
          <draw:path draw:style-name="gr2" draw:text-style-name="P2" draw:layer="layout" svg:width="1.19cm" svg:height="0.849cm" draw:transform="skewX (0.185179433636598) rotate (0.264940980452739) translate (11.6992478942963cm 13.2703996494927cm)" svg:viewBox="0 0 1191 850" svg:d="M1191 0c-1103-12-1191 850-1191 850">
            <text:p/>
          </draw:path>
          <draw:path draw:style-name="gr2" draw:text-style-name="P2" draw:layer="layout" svg:width="1.185cm" svg:height="0.861cm" draw:transform="skewX (-0.182561439758607) rotate (2.88345845721983) translate (12.8480459493042cm 15.3251031867107cm)" svg:viewBox="0 0 1186 862" svg:d="M0 0c1099-2 1186 862 1186 862">
            <text:p/>
          </draw:path>
          <draw:path draw:style-name="gr2" draw:text-style-name="P2" draw:layer="layout" svg:width="1.15cm" svg:height="0.346cm" draw:transform="skewX (-0.0822050077689329) rotate (-3.03861822772213) translate (14.0185219964125cm 15.2069676660272cm)" svg:viewBox="0 0 1151 347" svg:d="M1151 0c-1070-1-1151 347-1151 347">
            <text:p/>
          </draw:path>
          <draw:path draw:style-name="gr2" draw:text-style-name="P2" draw:layer="layout" svg:width="1.16cm" svg:height="0.516cm" draw:transform="skewX (-0.0260054058547155) rotate (-0.1541125729511) translate (12.8414785649843cm 14.2485831497019cm)" svg:viewBox="0 0 1161 517" svg:d="M0 0c1076-3 1161 517 1161 517">
            <text:p/>
          </draw:path>
          <draw:path draw:style-name="gr2" draw:text-style-name="P2" draw:layer="layout" svg:width="1.189cm" svg:height="0.849cm" draw:transform="skewX (0.185877565337396) rotate (0.264940980452739) translate (11.6998409343286cm 14.5575249269685cm)" svg:viewBox="0 0 1190 850" svg:d="M1190 0c-1102-12-1190 850-1190 850">
            <text:p/>
          </draw:path>
          <draw:path draw:style-name="gr2" draw:text-style-name="P2" draw:layer="layout" svg:width="1.183cm" svg:height="0.857cm" draw:transform="skewX (-0.186924762888593) rotate (2.88118952919224) translate (12.8812440376584cm 16.6432384179599cm)" svg:viewBox="0 0 1184 858" svg:d="M0 0c1099-5 1184 858 1184 858">
            <text:p/>
          </draw:path>
          <draw:path draw:style-name="gr2" draw:text-style-name="P2" draw:layer="layout" svg:width="1.149cm" svg:height="0.347cm" draw:transform="skewX (-0.0823795406941324) rotate (-3.03949089234813) translate (14.01846328313cm 16.49526799306cm)" svg:viewBox="0 0 1150 348" svg:d="M1150 0c-1069 0-1150 348-1150 348">
            <text:p/>
          </draw:path>
          <draw:path draw:style-name="gr2" draw:text-style-name="P2" draw:layer="layout" svg:width="1.16cm" svg:height="0.516cm" draw:transform="skewX (-0.0260054058547155) rotate (-0.1541125729511) translate (12.8414785648728cm 15.5333003203289cm)" svg:viewBox="0 0 1161 517" svg:d="M0 0c1076-3 1161 517 1161 517">
            <text:p/>
          </draw:path>
          <draw:path draw:style-name="gr2" draw:text-style-name="P2" draw:layer="layout" svg:width="1.189cm" svg:height="0.849cm" draw:transform="skewX (0.185877565337396) rotate (0.264940980452739) translate (11.6998408084235cm 15.8422425561428cm)" svg:viewBox="0 0 1190 850" svg:d="M1190 0c-1102-12-1190 850-1190 850">
            <text:p/>
          </draw:path>
          <draw:path draw:style-name="gr2" draw:text-style-name="P2" draw:layer="layout" svg:width="1.185cm" svg:height="0.859cm" draw:transform="skewX (-0.183783170235003) rotate (2.88276032551903) translate (12.8480457066065cm 17.8354438149115cm)" svg:viewBox="0 0 1186 860" svg:d="M0 0c1099-3 1186 860 1186 860">
            <text:p/>
          </draw:path>
          <draw:line draw:style-name="gr2" draw:text-style-name="P2" draw:layer="layout" svg:x1="12.887cm" svg:y1="11.972cm" svg:x2="12.865cm" svg:y2="8.83cm">
            <text:p/>
          </draw:line>
          <draw:line draw:style-name="gr2" draw:text-style-name="P2" draw:layer="layout" svg:x1="12.867cm" svg:y1="20.967cm" svg:x2="12.845cm" svg:y2="17.825cm">
            <text:p/>
          </draw:line>
        </draw:g>
        <draw:line draw:style-name="gr3" draw:text-style-name="P2" draw:layer="layout" svg:x1="10.657cm" svg:y1="11.327cm" svg:x2="10.657cm" svg:y2="18.534cm">
          <text:p/>
        </draw:line>
        <draw:line draw:style-name="gr3" draw:text-style-name="P2" draw:layer="layout" svg:x1="10.103cm" svg:y1="11.33cm" svg:x2="10.103cm" svg:y2="18.537cm">
          <text:p/>
        </draw:line>
        <draw:custom-shape draw:style-name="gr4" draw:text-style-name="P1" xml:id="id1" draw:id="id1" draw:layer="layout" svg:width="0.389cm" svg:height="0.722cm" svg:x="2.588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89cm" svg:height="0.723cm" svg:x="2.588cm" svg:y="22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913cm" svg:height="2.473cm" svg:x="9.413cm" svg:y="8.479cm">
          <draw:text-box>
            <text:p>n:1</text:p>
          </draw:text-box>
        </draw:frame>
        <draw:connector draw:style-name="gr1" draw:text-style-name="P1" draw:layer="layout" draw:line-skew="-1.179cm" svg:x1="23.824cm" svg:y1="8.744cm" svg:x2="12.863cm" svg:y2="8.83cm" draw:end-shape="id4" draw:end-glue-point="0" svg:d="M23824 8744v-1644h-10961v1730" svg:viewBox="0 0 10962 1731">
          <text:p/>
        </draw:connector>
        <draw:connector draw:style-name="gr1" draw:text-style-name="P1" draw:layer="layout" draw:line-skew="1.282cm" svg:x1="12.863cm" svg:y1="20.968cm" svg:x2="23.926cm" svg:y2="20.968cm" draw:start-shape="id4" draw:start-glue-point="2" svg:d="M12863 20968v1832h11063v-1832" svg:viewBox="0 0 11064 1833">
          <text:p/>
        </draw:connector>
        <draw:line draw:style-name="gr7" draw:text-style-name="P4" draw:layer="layout" svg:x1="30.005cm" svg:y1="14.922cm" svg:x2="23.781cm" svg:y2="8.687cm">
          <text:p/>
        </draw:line>
        <draw:line draw:style-name="gr7" draw:text-style-name="P4" draw:layer="layout" svg:x1="17.557cm" svg:y1="14.784cm" svg:x2="23.781cm" svg:y2="8.773cm">
          <text:p/>
        </draw:line>
        <draw:custom-shape draw:style-name="gr8" draw:text-style-name="P5" draw:layer="layout" svg:width="1.523cm" svg:height="1.662cm" draw:transform="rotate (-0.785398163397448) translate (20.391cm 10.87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76cm" svg:height="1.245cm" draw:transform="skewX (-0.0024434609527921) rotate (0.785398163397448) translate (20.461cm 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522cm" svg:height="1.661cm" draw:transform="skewX (0.000523598775598158) rotate (-2.35619449019234) translate (27.829cm 11.7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76cm" svg:height="1.245cm" draw:transform="skewX (0.00244346095279218) rotate (2.35619449019234) translate (26.914cm 12.8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3.919cm" svg:y1="21.009cm" svg:x2="17.695cm" svg:y2="14.774cm">
          <text:p/>
        </draw:line>
        <draw:line draw:style-name="gr7" draw:text-style-name="P4" draw:layer="layout" svg:x1="23.915cm" svg:y1="21.154cm" svg:x2="30.146cm" svg:y2="14.923cm">
          <text:p/>
        </draw:line>
        <draw:custom-shape draw:style-name="gr8" draw:text-style-name="P5" draw:layer="layout" svg:width="1.522cm" svg:height="1.661cm" draw:transform="rotate (-2.35619449019234) translate (21.845cm 17.8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76cm" svg:height="1.245cm" draw:transform="skewX (-0.0024434609527921) rotate (2.35619449019234) translate (20.965cm 19.0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522cm" svg:height="1.66cm" draw:transform="rotate (-0.785398163397448) translate (27.131cm 16.86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276cm" svg:height="1.243cm" draw:transform="rotate (0.785398163397448) translate (27.24cm 17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0.007cm" svg:y1="14.924cm" svg:x2="17.599cm" svg:y2="14.785cm">
          <text:p/>
        </draw:line>
        <draw:custom-shape draw:style-name="gr11" draw:text-style-name="P1" draw:layer="layout" svg:width="4.132cm" svg:height="1.107cm" svg:x="21.845cm" svg:y="1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xml:id="id6" draw:id="id6" draw:layer="layout" svg:x1="17.557cm" svg:y1="25.437cm" svg:x2="17.557cm" svg:y2="14.785cm">
          <text:p/>
        </draw:line>
        <draw:connector draw:style-name="gr12" draw:text-style-name="P6" draw:layer="layout" svg:x1="33.809cm" svg:y1="21.978cm" svg:x2="17.557cm" svg:y2="25.437cm" draw:start-shape="id5" draw:start-glue-point="2" draw:end-shape="id6" draw:end-glue-point="2" svg:d="M33809 21978v3459h-16252" svg:viewBox="0 0 16253 3460">
          <text:p/>
        </draw:connector>
        <draw:g xml:id="id5" draw:id="id5">
          <draw:line draw:style-name="gr13" draw:text-style-name="P7" draw:layer="layout" svg:x1="33.809cm" svg:y1="18.932cm" svg:x2="33.809cm" svg:y2="19.944cm">
            <text:p/>
          </draw:line>
          <draw:line draw:style-name="gr13" draw:text-style-name="P7" draw:layer="layout" svg:x1="32.492cm" svg:y1="19.953cm" svg:x2="35.122cm" svg:y2="19.953cm">
            <text:p/>
          </draw:line>
          <draw:line draw:style-name="gr13" draw:text-style-name="P7" draw:layer="layout" svg:x1="32.496cm" svg:y1="20.971cm" svg:x2="35.126cm" svg:y2="20.971cm">
            <text:p/>
          </draw:line>
          <draw:line draw:style-name="gr13" draw:text-style-name="P7" draw:layer="layout" svg:x1="33.809cm" svg:y1="20.965cm" svg:x2="33.809cm" svg:y2="21.977cm">
            <text:p/>
          </draw:line>
        </draw:g>
        <draw:connector draw:style-name="gr12" draw:text-style-name="P6" draw:layer="layout" svg:x1="33.809cm" svg:y1="18.932cm" svg:x2="30.283cm" svg:y2="14.924cm" draw:start-shape="id5" draw:start-glue-point="0" draw:end-shape="id7" draw:end-glue-point="10" svg:d="M33809 18932v-4008h-3526" svg:viewBox="0 0 3527 4009">
          <text:p/>
        </draw:connector>
        <draw:frame draw:style-name="gr14" draw:text-style-name="P3" draw:layer="layout" svg:width="1.799cm" svg:height="1.331cm" svg:x="24.058cm" svg:y="7.921cm">
          <draw:text-box>
            <text:p>1</text:p>
          </draw:text-box>
        </draw:frame>
        <draw:frame draw:style-name="gr14" draw:text-style-name="P3" draw:layer="layout" svg:width="1.383cm" svg:height="1.331cm" svg:x="30.007cm" svg:y="13.54cm">
          <draw:text-box>
            <text:p>2</text:p>
          </draw:text-box>
        </draw:frame>
        <draw:custom-shape draw:style-name="gr15" draw:text-style-name="P8" draw:layer="layout" svg:width="0.527cm" svg:height="0.553cm" svg:x="17.307cm" svg:y="14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27cm" svg:height="0.553cm" svg:x="23.67cm" svg:y="20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7" draw:id="id7" draw:layer="layout" svg:width="0.526cm" svg:height="0.553cm" svg:x="29.757cm" svg:y="14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27cm" svg:height="0.553cm" svg:x="23.644cm" svg:y="8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0.83cm" svg:height="1.384cm" svg:x="16.312cm" svg:y="13.955cm">
          <draw:text-box>
            <text:p>0</text:p>
          </draw:text-box>
        </draw:frame>
        <draw:frame draw:style-name="gr14" draw:text-style-name="P3" draw:layer="layout" svg:width="0.831cm" svg:height="1.331cm" svg:x="24.058cm" svg:y="20.924cm">
          <draw:text-box>
            <text:p>3</text:p>
          </draw:text-box>
        </draw:frame>
        <draw:frame draw:style-name="gr17" draw:text-style-name="P9" draw:layer="layout" svg:width="2.246cm" svg:height="1.54cm" draw:transform="rotate (0.785398163397448) translate (18.215cm 11.223cm)">
          <draw:text-box>
            <text:p>D<text:span text:style-name="T1">1</text:span></text:p>
          </draw:text-box>
        </draw:frame>
        <draw:frame draw:style-name="gr17" draw:text-style-name="P9" draw:layer="layout" svg:width="2.246cm" svg:height="1.54cm" draw:transform="rotate (0.785398163397448) translate (26.914cm 19.09cm)">
          <draw:text-box>
            <text:p><text:span text:style-name="T2">D</text:span><text:span text:style-name="T3">3</text:span></text:p>
          </draw:text-box>
        </draw:frame>
        <draw:frame draw:style-name="gr18" draw:text-style-name="P9" draw:layer="layout" svg:width="2.246cm" svg:height="1.543cm" draw:transform="rotate (-0.785398163397449) translate (27.727cm 9.666cm)">
          <draw:text-box>
            <text:p><text:span text:style-name="T2">D</text:span><text:span text:style-name="T3">2</text:span></text:p>
          </draw:text-box>
        </draw:frame>
        <draw:frame draw:style-name="gr19" draw:text-style-name="P9" draw:layer="layout" svg:width="2.246cm" svg:height="1.542cm" draw:transform="rotate (-0.785398163397449) translate (19.615cm 17.552cm)">
          <draw:text-box>
            <text:p>D<text:span text:style-name="T1">0</text:span></text:p>
          </draw:text-box>
        </draw:frame>
        <draw:frame draw:style-name="gr20" draw:text-style-name="P3" draw:layer="layout" svg:width="1.66cm" svg:height="1.541cm" svg:x="23.09cm" svg:y="12.987cm">
          <draw:text-box>
            <text:p>R<text:span text:style-name="T1">1</text:span></text:p>
          </draw:text-box>
        </draw:frame>
        <draw:frame draw:style-name="gr21" draw:text-style-name="P3" draw:layer="layout" svg:width="2.076cm" svg:height="1.661cm" svg:x="35.124cm" svg:y="20.732cm">
          <draw:text-box>
            <text:p>C</text:p>
          </draw:text-box>
        </draw:frame>
        <draw:g xml:id="id8" draw:id="id8">
          <draw:line draw:style-name="gr2" draw:text-style-name="P7" draw:layer="layout" svg:x1="12.299cm" svg:y1="24.389cm" svg:x2="10.605cm" svg:y2="24.404cm">
            <text:p/>
          </draw:line>
          <draw:line draw:style-name="gr2" draw:text-style-name="P7" draw:layer="layout" svg:x1="12.3cm" svg:y1="24.381cm" svg:x2="10.606cm" svg:y2="24.396cm">
            <text:p/>
          </draw:line>
          <draw:line draw:style-name="gr2" draw:text-style-name="P7" draw:layer="layout" svg:x1="11.067cm" svg:y1="24.729cm" svg:x2="11.91cm" svg:y2="24.729cm">
            <text:p/>
          </draw:line>
          <draw:line draw:style-name="gr2" draw:text-style-name="P7" draw:layer="layout" svg:x1="11.294cm" svg:y1="25.021cm" svg:x2="11.699cm" svg:y2="25.021cm">
            <text:p/>
          </draw:line>
          <draw:line draw:style-name="gr2" draw:text-style-name="P7" draw:layer="layout" svg:x1="11.475cm" svg:y1="24.369cm" svg:x2="11.482cm" svg:y2="23.616cm">
            <text:p/>
          </draw:line>
        </draw:g>
        <draw:connector draw:style-name="gr22" draw:text-style-name="P8" draw:layer="layout" svg:x1="11.452cm" svg:y1="23.616cm" svg:x2="12.863cm" svg:y2="20.968cm" draw:start-shape="id8" draw:start-glue-point="0" draw:end-shape="id4" draw:end-glue-point="2" svg:d="M11452 23616v-1324h1411v-1324" svg:viewBox="0 0 1412 26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03T23:33:13.488076032</dc:date>
    <meta:editing-duration>PT53M59S</meta:editing-duration>
    <meta:editing-cycles>7</meta:editing-cycles>
    <meta:generator>LibreOffice/6.4.6.2$Linux_X86_64 LibreOffice_project/40$Build-2</meta:generator>
    <meta:document-statistic meta:object-count="86"/>
  </office:meta>
</office:document-meta>
</file>